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over accent="true">
        <mi>v</mi>
        <mo stretchy="true">⃗</mo>
      </mover>
      <mo stretchy="false">=</mo>
      <mrow>
        <msqrt>
          <mfrac>
            <mrow>
              <mi>G</mi>
              <mi>M</mi>
            </mrow>
            <mi mathvariant="normal">α</mi>
          </mfrac>
        </msqrt>
        <mo stretchy="false">⋅</mo>
        <mrow>
          <mo fence="true" stretchy="true">⟨</mo>
          <mrow>
            <mrow>
              <mi mathvariant="normal">ϵ</mi>
              <mi>sin</mi>
              <mi mathvariant="normal">θ</mi>
              <mover accent="true">
                <mi>r</mi>
                <mo stretchy="true">^</mo>
              </mover>
              <mi>,</mi>
              <mrow>
                <mo fence="true" stretchy="false">(</mo>
                <mrow>
                  <mrow>
                    <mn>1</mn>
                    <mo stretchy="false">+</mo>
                    <mi mathvariant="normal">ϵ</mi>
                  </mrow>
                </mrow>
                <mo fence="true" stretchy="false">)</mo>
              </mrow>
              <mover accent="true">
                <mi mathvariant="normal">θ</mi>
                <mo stretchy="true">^</mo>
              </mover>
            </mrow>
          </mrow>
          <mo fence="true" stretchy="true">⟩</mo>
        </mrow>
      </mrow>
    </mrow>
    <annotation encoding="StarMath 5.0">widevec {v} =  sqrt{ {G M} over {%alpha}} cdot left langle { %epsilon sin %theta widehat {r} ,  (1+%epsilon)widehat {%theta} } right rangle 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Ganger</meta:initial-creator>
    <meta:creation-date>2014-11-19T04:19:03.348875642</meta:creation-date>
    <meta:generator>LibreOffice/4.2.7.2$Linux_X86_64 LibreOffice_project/420$Build-2</meta:generator>
  </office:meta>
</office:document-meta>
</file>